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0fb2c" officeooo:paragraph-rsid="0020fb2c"/>
    </style:style>
    <style:style style:name="P2" style:family="paragraph" style:parent-style-name="Standard">
      <style:text-properties officeooo:rsid="00210609" officeooo:paragraph-rsid="00210609"/>
    </style:style>
    <style:style style:name="P3" style:family="paragraph" style:parent-style-name="Standard">
      <style:text-properties officeooo:rsid="00210609" officeooo:paragraph-rsid="00217bad"/>
    </style:style>
    <style:style style:name="T1" style:family="text">
      <style:text-properties officeooo:rsid="00217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aatti -Kenny Heinosen 2013 kirjoittama kandidaatintutkielma Ryhmätyö Ohjelmistokehityksessä.</text:p>
      <text:p text:style-name="P1"/>
      <text:p text:style-name="P1">Heinonen kirjoittaa tutkielmassaan ryhmätyön merkityksestä ohjelmistokehityksessä. Heinonen on ottanut työnsä pohjaksi ohjelmistoalalla yleisesti käytössä olevat ketterät <text:span text:style-name="T1">ohjemistotuotannon </text:span>menetelmät ja niistä eriyisesti Scrumin ja Extreme programmingin. Heinonen näkee ryhmätyösketelyn tärkeänä osana ketterää ohejmistokehitystä sekä sen kehittämistä.</text:p>
      <text:p text:style-name="P1"/>
      <text:p text:style-name="P3">Tutkimuksessa tarkastellaan yksilön persoonallisuuden vaikutuksia ryhmästyöskentelyyn <text:span text:style-name="T1">ja lopulta todetaan että ryhmätyöskentelyä </text:span>palvelevia luonteenpiirteit <text:span text:style-name="T1">ä</text:span> ovat muun muassa avoimuus, sosiaalisuus ja halu auttaa muita. Huonoihin piirteisiin kuuluu itsep<text:span text:style-name="T1">äisyys</text:span>, muiden v<text:span text:style-name="T1">äheksyntä </text:span>ja kielteinen asenne yhteisty<text:span text:style-name="T1">öhön</text:span>. <text:span text:style-name="T1">Heinonen huomioi myös että</text:span> tietyt luonteenpiirteet ovat e<text:span text:style-name="T1">d</text:span>uksi ohjelmistotuotannon eri kehitysvaihiessa. </text:p>
      <text:p text:style-name="P1"/>
      <text:p text:style-name="P2">Heinonen kirjoittaa että ryhmätyötaidot vaativat opettelua näkeekin ryhmätyötaitojen olevan oleellinen osa myös tietojenkäsittelytieteen opintoja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4:45:28.241362092</meta:creation-date>
    <dc:date>2019-12-10T14:21:12.245416781</dc:date>
    <meta:editing-duration>PT12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1" meta:character-count="1018" meta:non-whitespace-character-count="919"/>
  </office:meta>
</office:document-meta>
</file>